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2.319cm"/>
    </style:style>
    <style:style style:name="co5" style:family="table-column">
      <style:table-column-properties fo:break-before="auto" style:column-width="3.087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14.829cm"/>
    </style:style>
    <style:style style:name="co12" style:family="table-column">
      <style:table-column-properties fo:break-before="auto" style:column-width="13.739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254cm" fo:break-before="auto" style:use-optimal-row-height="false"/>
    </style:style>
    <style:style style:name="ro2" style:family="table-row">
      <style:table-row-properties style:row-height="5.503cm" fo:break-before="auto" style:use-optimal-row-height="true"/>
    </style:style>
    <style:style style:name="ro3" style:family="table-row">
      <style:table-row-properties style:row-height="8.472cm" fo:break-before="auto" style:use-optimal-row-height="true"/>
    </style:style>
    <style:style style:name="ro4" style:family="table-row">
      <style:table-row-properties style:row-height="7.7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BinaryT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3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BinaryTree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TreeGrok_COC2Test, BinaryTreeGrok_COC4Test, BinaryTreeGrok_COC5Test, BinaryTreeGrok_OS1Test, BinaryTreeGrok_OS2Test, BinaryTreeGrok_POT2Test, BinaryTreeGrok_POT3Test, BinaryTreeGrok_POT4Test, BinaryTreeGrok_POT5Test, BinaryTreeGrok_ZS1Test, BinaryTreeGrok_ZS2Test, BinaryTreeGrok_ZS3Test, BinaryTreeLlama_COC1Test, BinaryTreeLlama_COC2Test, BinaryTreeLlama_COC3Test, BinaryTreeLlama_COC4Test, BinaryTreeLlama_COC5Test, BinaryTreeLlama_FS1Test, BinaryTreeLlama_FS2Test, BinaryTreeLlama_FS3Test, BinaryTreeLlama_FS4Test, BinaryTreeLlama_FS5Test, BinaryTreeLlama_OS1Test, BinaryTreeLlama_OS2Test, BinaryTreeLlama_OS3Test, BinaryTreeLlama_OS4Test, BinaryTreeLlama_OS5Test, BinaryTreeLlama_ZS1Test, BinaryTreeLlama_ZS2Test, BinaryTreeLlama_ZS3Test, BinaryTreeLlama_ZS4Test, BinaryTreeLlama_ZS5Test, BinaryTreeQwen_FS4Test, BinaryTreeQwen_FS5Test, BinaryTreeQwen_OS1Test, BinaryTreeQwen_OS2Test, BinaryTreeQwen_OS3Test, BinaryTreeQwen_OS5Test, BinaryTreeQwen_ZS1Test, BinaryTreeQwen_ZS2Test, BinaryTreeQwen_ZS3Test, BinaryTreeQwen_ZS4Test, BinaryTreeQwen_ZS5Test</text:p>
          </table:table-cell>
          <table:table-cell table:style-name="ce4" office:value-type="string" calcext:value-type="string">
            <text:p>BinaryTreeGrok_COC1Test, BinaryTreeGrok_COC3Test, BinaryTreeGrok_FS1Test, BinaryTreeGrok_FS2Test, BinaryTreeGrok_FS3Test, BinaryTreeGrok_FS4Test, BinaryTreeGrok_FS5Test, BinaryTreeGrok_OS3Test, BinaryTreeGrok_OS4Test, BinaryTreeGrok_OS5Test, BinaryTreeGrok_POT1Test, BinaryTreeLlama_POT1Test, BinaryTreeLlama_POT2Test, BinaryTreeLlama_POT3Test, BinaryTreeLlama_POT4Test, BinaryTreeLlama_POT5Test, BinaryTreeQwen_COC1Test, BinaryTreeQwen_COC2Test, BinaryTreeQwen_COC3Test, BinaryTreeQwen_COC4Test, BinaryTreeQwen_COC5Test, BinaryTreeQwen_POT1Test, BinaryTreeQwen_POT2Test, BinaryTreeQwen_POT4Test, BinaryTreeQwen_POT5Tes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BinaryTree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TreeGrok_COC1Test, BinaryTreeGrok_COC2Test, BinaryTreeGrok_COC3Test, BinaryTreeGrok_COC4Test, BinaryTreeGrok_COC5Test, BinaryTreeGrok_FS1Test, BinaryTreeGrok_FS2Test, BinaryTreeGrok_FS3Test, BinaryTreeGrok_FS4Test, BinaryTreeGrok_FS5Test, BinaryTreeGrok_OS1Test, BinaryTreeGrok_OS2Test, BinaryTreeGrok_OS3Test, BinaryTreeGrok_OS4Test, BinaryTreeGrok_OS5Test, BinaryTreeGrok_POT1Test, BinaryTreeGrok_POT2Test, BinaryTreeGrok_POT3Test, BinaryTreeGrok_POT4Test, BinaryTreeGrok_POT5Test, BinaryTreeGrok_ZS1Test, BinaryTreeGrok_ZS2Test, BinaryTreeGrok_ZS3Test, BinaryTreeLlama_COC1Test, BinaryTreeLlama_COC2Test, BinaryTreeLlama_COC3Test, BinaryTreeLlama_COC4Test, BinaryTreeLlama_COC5Test, BinaryTreeLlama_FS1Test, BinaryTreeLlama_FS2Test, BinaryTreeLlama_FS3Test, BinaryTreeLlama_FS4Test, BinaryTreeLlama_FS5Test, BinaryTreeLlama_OS1Test, BinaryTreeLlama_OS2Test, BinaryTreeLlama_OS3Test, BinaryTreeLlama_OS4Test, BinaryTreeLlama_OS5Test, BinaryTreeLlama_POT1Test, BinaryTreeLlama_POT2Test, BinaryTreeLlama_POT3Test, BinaryTreeLlama_POT4Test, BinaryTreeLlama_POT5Test, BinaryTreeLlama_ZS1Test, BinaryTreeLlama_ZS2Test, BinaryTreeLlama_ZS3Test, BinaryTreeLlama_ZS4Test, BinaryTreeLlama_ZS5Test, BinaryTreeQwen_COC1Test, BinaryTreeQwen_COC2Test, BinaryTreeQwen_COC3Test, BinaryTreeQwen_COC4Test, BinaryTreeQwen_COC5Test, BinaryTreeQwen_FS4Test, BinaryTreeQwen_FS5Test, BinaryTreeQwen_OS1Test, BinaryTreeQwen_OS2Test, BinaryTreeQwen_OS3Test, BinaryTreeQwen_OS5Test, BinaryTreeQwen_POT1Test, BinaryTreeQwen_POT2Test, BinaryTreeQwen_POT4Test, BinaryTreeQwen_POT5Test, BinaryTreeQwen_ZS1Test, BinaryTreeQwen_ZS2Test, BinaryTreeQwen_ZS3Test, BinaryTreeQwen_ZS4Test, BinaryTreeQwen_ZS5Test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4">
          <table:table-cell table:style-name="ce2" office:value-type="string" calcext:value-type="string">
            <text:p>BinaryTree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inaryTreeGrok_COC1Test, BinaryTreeGrok_COC2Test, BinaryTreeGrok_COC3Test, BinaryTreeGrok_COC4Test, BinaryTreeGrok_COC5Test, BinaryTreeGrok_OS1Test, BinaryTreeGrok_OS2Test, BinaryTreeGrok_OS3Test, BinaryTreeGrok_OS4Test, BinaryTreeGrok_OS5Test, BinaryTreeGrok_POT1Test, BinaryTreeGrok_POT2Test, BinaryTreeGrok_POT3Test, BinaryTreeGrok_POT4Test, BinaryTreeGrok_POT5Test, BinaryTreeGrok_ZS1Test, BinaryTreeGrok_ZS2Test, BinaryTreeGrok_ZS3Test, BinaryTreeLlama_COC1Test, BinaryTreeLlama_COC2Test, BinaryTreeLlama_COC3Test, BinaryTreeLlama_COC4Test, BinaryTreeLlama_COC5Test, BinaryTreeLlama_FS1Test, BinaryTreeLlama_FS2Test, BinaryTreeLlama_FS3Test, BinaryTreeLlama_FS4Test, BinaryTreeLlama_FS5Test, BinaryTreeLlama_OS1Test, BinaryTreeLlama_OS2Test, BinaryTreeLlama_OS3Test, BinaryTreeLlama_OS4Test, BinaryTreeLlama_OS5Test, BinaryTreeLlama_POT1Test, BinaryTreeLlama_POT2Test, BinaryTreeLlama_POT3Test, BinaryTreeLlama_POT4Test, BinaryTreeLlama_POT5Test, BinaryTreeLlama_ZS1Test, BinaryTreeLlama_ZS2Test, BinaryTreeLlama_ZS3Test, BinaryTreeLlama_ZS4Test, BinaryTreeLlama_ZS5Test, BinaryTreeQwen_COC1Test, BinaryTreeQwen_COC2Test, BinaryTreeQwen_COC3Test, BinaryTreeQwen_COC4Test, BinaryTreeQwen_COC5Test, BinaryTreeQwen_FS4Test, BinaryTreeQwen_FS5Test, BinaryTreeQwen_OS1Test, BinaryTreeQwen_OS2Test, BinaryTreeQwen_OS3Test, BinaryTreeQwen_OS5Test, BinaryTreeQwen_POT1Test, BinaryTreeQwen_POT2Test, BinaryTreeQwen_POT4Test, BinaryTreeQwen_POT5Test, BinaryTreeQwen_ZS1Test, BinaryTreeQwen_ZS2Test, BinaryTreeQwen_ZS3Test, BinaryTreeQwen_ZS4Test, BinaryTreeQwen_ZS5Test</text:p>
          </table:table-cell>
          <table:table-cell table:style-name="ce4" office:value-type="string" calcext:value-type="string">
            <text:p>BinaryTreeGrok_FS1Test, BinaryTreeGrok_FS2Test, BinaryTreeGrok_FS3Test, BinaryTreeGrok_FS4Test, BinaryTreeGrok_FS5Tes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5" table:number-rows-repeated="1048571">
          <table:table-cell table:number-columns-repeated="13"/>
        </table:table-row>
        <table:table-row table:style-name="ro5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18:24:16.937576154</dc:date>
    <meta:editing-duration>PT1M45S</meta:editing-duration>
    <meta:editing-cycles>2</meta:editing-cycles>
    <meta:generator>LibreOffice/24.2.7.2$Linux_X86_64 LibreOffice_project/420$Build-2</meta:generator>
    <meta:document-statistic meta:table-count="1" meta:cell-count="52" meta:object-count="0"/>
  </office:meta>
</office:document-meta>
</file>